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f5b" officeooo:paragraph-rsid="00150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7:01.692694859</meta:creation-date>
    <dc:date>2020-01-24T15:30:33.206528785</dc:date>
    <meta:editing-duration>PT3M3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